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 fo:font-size="12pt" officeooo:rsid="0013e033" officeooo:paragraph-rsid="0013e03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" fo:font-size="12pt" officeooo:rsid="0014f230" officeooo:paragraph-rsid="0014f23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" fo:font-size="12pt" officeooo:rsid="00168545" officeooo:paragraph-rsid="0016854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officeooo:rsid="0016a28c" officeooo:paragraph-rsid="0016a28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2pt" officeooo:rsid="0017e4be" officeooo:paragraph-rsid="0017e4b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" fo:font-size="12pt" officeooo:rsid="0017e4be" officeooo:paragraph-rsid="0017e4b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 officeooo:rsid="00189ddd" officeooo:paragraph-rsid="00189dd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" fo:font-size="12pt" officeooo:rsid="00189ddd" officeooo:paragraph-rsid="0018d38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" fo:font-size="12pt" officeooo:rsid="0013e033" officeooo:paragraph-rsid="0013e03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" fo:font-size="12pt" officeooo:rsid="0018d38a" officeooo:paragraph-rsid="0018d38a" style:font-size-asian="12pt" style:font-size-complex="12pt"/>
    </style:style>
    <style:style style:name="P11" style:family="paragraph" style:parent-style-name="Footnote">
      <style:text-properties officeooo:rsid="0018d38a" officeooo:paragraph-rsid="0018d38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e4be" style:font-style-asian="italic" style:font-style-complex="italic"/>
    </style:style>
    <style:style style:name="T3" style:family="text">
      <style:text-properties fo:font-style="italic" officeooo:rsid="0018d38a" style:font-style-asian="italic" style:font-style-complex="italic"/>
    </style:style>
    <style:style style:name="T4" style:family="text">
      <style:text-properties officeooo:rsid="0014f230"/>
    </style:style>
    <style:style style:name="T5" style:family="text">
      <style:text-properties officeooo:rsid="00166648"/>
    </style:style>
    <style:style style:name="T6" style:family="text">
      <style:text-properties officeooo:rsid="00168545"/>
    </style:style>
    <style:style style:name="T7" style:family="text">
      <style:text-properties officeooo:rsid="0017e4be"/>
    </style:style>
    <style:style style:name="T8" style:family="text">
      <style:text-properties officeooo:rsid="0018d38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8d38a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LODIUM – Glossario di Informatica Umanistca. Cui prodest?</text:p>
      <text:p text:style-name="P1"/>
      <text:p text:style-name="P1">Le grandi quantità di dati fanno paura a molte discipline: informatica, economia, matematica, statistica, filosofia. Perché non dovrebbero terrorizzare anche noi umanisti?</text:p>
      <text:p text:style-name="P1">Ci avviciniamo con cautela a un futuro pieno di informazioni immediatamente disponibili, lasciandoci sempre più alle spalle un passato – che idealizziamo, senza troppa memoria storica – in cui i dati a disposizione erano davvero pochi, chiusi per di più nel cassetto di chi decideva di volta involta come usarli e se concederne l’usufrutto.</text:p>
      <text:p text:style-name="P1">Le paure <text:span text:style-name="T4">s</text:span>i affrontano affrontan<text:span text:style-name="T4">d</text:span>o di volta in volta le situazioni che generano in noi questo senso di perdizione: non certo evitandole; qualsiasi <text:span text:style-name="T6">esperto in psiche umana</text:span> potrà <text:span text:style-name="T6">comodamente</text:span> dirci, in caso contrario, che non c’è niente di peggio dai <text:span text:style-name="T1">loop</text:span> derivati dalla paura della paura. <text:span text:style-name="T6">Sembra proprio </text:span>che la diffidenza verso l’informatica umanistica sia uno di questi <text:span text:style-name="T1">loop</text:span>: temiamo i dati, la loro sconvolgente capacità di confonderci, e dunque evitiamo di cimentarci con essi, rinunciando così sin troppe volte alle sconvolgenti opportunità di conoscere e migliorare che essi ci offrono. È facile gestire poche informazioni <text:span text:style-name="T6">(e coronarsi maestri d’esse)</text:span>, <text:span text:style-name="T6">ma è davvero una blasfemia ermeneutica</text:span> rinunciare ad aumentare la conoscenza generale di una disciplina per paura di non riuscire a gestir<text:span text:style-name="T4">ne</text:span> <text:span text:style-name="T4">numero maggiore.</text:span></text:p>
      <text:p text:style-name="P2"><text:span text:style-name="T6">Eppure</text:span> non abbiamo bisogno dell’informatica umanistica solo per orientarci nella selva dei <text:span text:style-name="T1">big data</text:span> che le nuove tecnologie – <text:span text:style-name="T1">obtorto collo</text:span> – ci offrono: ne abbiamo <text:span text:style-name="T6">anche </text:span>necessità per andare oltre i difetti convenzionali dell’<text:span text:style-name="T5">isolazionismo disciplinare. I vari settori scientifico-disciplinari sono – nella sezione del sapere che convenzionalmente chiamiamo umanistica – sin troppo isolati gli uni dagli altri, forse perché è meno sentito tra gli umanisti il concetto di squadra (che rivive – ad esempio – in un laboratorio scientifico). Tramite l’informatica sarebbe, invece, possibile creare piattaforme collaborative in cui ognuno è chiamato a svolgere una mansione, nell’ottica della ricerca generale; ciascuno secondo le proprie competenze e abilità di partenza, che mai e poi mai dovranno essere snaturate da ingenui principi di “tuttologia”.</text:span></text:p>
      <text:p text:style-name="P3">Orientarsi tra i <text:span text:style-name="T1">big data</text:span>, gestire più informazioni contemporaneamente, creare filtri sempre più precisi per i vari risultati delle ricerche, offrire piattaforme e modelli di collaborazione ai ricercatori: a fronte di tutti questi vantaggi, sembra ancora assurdo che manipoli di intellettuali duri e puri continui a tuonare contro la tecnologia applicata alla scienze umane; come se – tra parentesi – le scienze umane non fossero pioniere stesse del concetto di tecnologia. L’informatica è del resto bastata sul concetto stesso di grammatica, dunque quanto può essere impreciso – per non dire peggio – un umanista che rifugge una disciplina pronipote di una categoria logica di sua stessa competenza?!</text:p>
      <text:p text:style-name="P4">Bisogna altresì spendere almeno un paio di parole sui profondi miglioramenti che l’informatica umanistica potrebbe offrire al concetto stesso di didattica. Le stesse piattaforme utili per i ricercatori con qualche modifica potrebbero essere utili per mantenere costanti rapporti tra studenti e docenti, per condividere sul momento materiali di studio, per offrire l’interazione necessaria perché l’istruzione abbia i suoi maggiori frutti, supponendo che il modello didattico più valido sia ancora quello basato su domanda/risposta. Anche da questo punto di vista si assiste, però, a una fiera dell’oscena cecità intellettuale, che culminano di solito in qualche crociata per l’abolizione dell’uso degli <text:span text:style-name="T1">smartphone</text:span> nelle scuole, come se prima del telefonino gli studenti non sapessero procacciarsi altrettante distrazioni dal loro percorso.</text:p>
      <text:p text:style-name="P4">Queste sono poche considerazioni introduttive, che intendono offrire – a mo’ di volo d’aquila – una panoramica generale sui possibili vantaggi di non chiudersi a riccio di fronte all’informatica umanistica. Non si vuole entrare nel particolare, ad esempio nel confronto tra i commenti ai testi editi in era pre-informatica coi commenti stilati con l’ausilio di <text:span text:style-name="T1">corpora</text:span> elettronici: sarebbe addirittura imbarazzante continuare a lodare la precisione dei nuovi strumenti. Certo, ci vogliono ricercatori e studiosi capaci di usare le nuove tecnologie senza mai considerarle una scorciatoia. I rovesci della medaglia esistono, del resto, da quando noi umani ci siamo resi conto che nel conio il minor numero di facce è due (pur supponendo che una delle due sia completamente vuota).</text:p>
      <text:p text:style-name="P4"><text:soft-page-break/>Linneo – grande <text:span text:style-name="T7">profeta</text:span> della <text:span text:style-name="T7">classificazione tassonomica – si espresse eccellentemente dicendo </text:span><text:span text:style-name="T2">nomina si nescis, perit et cognitio rerum</text:span><text:span text:style-name="T7">. Ciò vale anche per l’informatica umanistica: non conoscere i nomi dei concetti di cui si avvale equivale a fare una grandissima confusione.</text:span></text:p>
      <text:p text:style-name="P5">Per concludere davvero: se l’informatica umanistica può essere utile, può essere ancor più utile avere a disposizione uno strumento di orientamento interno che sappia definire ogni istanza al suo interno, in modo da renderla un campo funzionante e funzionale a qualsiasi prospetto di studio o ricerca in ambito umanistico. Speriamo che il GLODIUM possa dare in tal senso una consistente mano.</text:p>
      <text:p text:style-name="P5"/>
      <text:p text:style-name="P7">GLODIUM nasce come strumento online<text:note text:id="ftn0" text:note-class="footnote"><text:note-citation>1</text:note-citation><text:note-body><text:p text:style-name="P8"><text:span text:style-name="T9"><text:s/></text:span><text:span text:style-name="T10">GLODIUM – Glossario di informatica umanistica. Progetto ideato e diretto da Antonello Fabio Caterino, a cura di Marcello Bolpagni, Antonello Fabio Caterino e Marco Petolicchio. ISBN 9788832173086. Al momento</text:span><text:span text:style-name="T9">, </text:span><text:span text:style-name="T10">il progetto è</text:span><text:span text:style-name="T9"> ospitato all’interno del </text:span><text:span text:style-name="T11">carnet de recherche</text:span><text:span text:style-name="T9"> </text:span><text:span text:style-name="T11">Filologia Risorse Informatiche</text:span><text:span text:style-name="T9">, </text:span><text:a xlink:type="simple" xlink:href="https://fri.hypotheses.org/" text:style-name="Internet_20_link" text:visited-style-name="Visited_20_Internet_20_Link"><text:span text:style-name="T9">https://fri.hypotheses.org</text:span></text:a><text:span text:style-name="T9">.</text:span></text:p></text:note-body></text:note> <text:span text:style-name="T8">e come tale è stato inserito dall’EADH tra i progetti più significativi degli ultimi cinque anni</text:span><text:span text:style-name="T8"><text:note text:id="ftn1" text:note-class="footnote"><text:note-citation>2</text:note-citation><text:note-body><text:p text:style-name="P11">Si rimanda al sito <text:a xlink:type="simple" xlink:href="https://eadh.org/projects/glodium-glossario-di-informatica-umanistica" text:style-name="Internet_20_link" text:visited-style-name="Visited_20_Internet_20_Link">https://eadh.org/projects/glodium-glossario-di-informatica-umanistica</text:a>.</text:p></text:note-body></text:note></text:span><text:span text:style-name="T8"> – in europa – nel campo delle </text:span><text:span text:style-name="T3">digital humanities</text:span><text:span text:style-name="T8">.</text:span> L’intento della versione cartacea è principalmente manualistico: si vorrebbe offrire agli studenti, ovvero agli studiosi che muovono i primi passi all’interno della disciplina, uno stumento agile alla rapida consultazione, che contenga i una prima scelta dei lemmi più comuni in cui è possibile imbattersi, e per cui occorre una definizione chiara e lineare, senza eccessivi rimandi o appesantimenti. </text:p>
      <text:p text:style-name="P7"/>
      <text:p text:style-name="P10">[<text:span text:style-name="T1">Antonello Fabio Caterino</text:span>]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1:25:00.433541773</meta:creation-date>
    <dc:date>2019-03-13T18:12:49.452628147</dc:date>
    <meta:editing-duration>PT47M46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894" meta:character-count="6248" meta:non-whitespace-character-count="5346"/>
  </office:meta>
</office:document-meta>
</file>